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svg:font-family="Times" style:font-family-generic="roman" style:font-pitch="variable"/>
    <style:font-face style:name="Times New Roman"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P1" style:family="paragraph" style:parent-style-name="Header">
      <style:paragraph-properties>
        <style:tab-stops>
          <style:tab-stop style:position="0.1252in"/>
          <style:tab-stop style:position="0.25in"/>
          <style:tab-stop style:position="0.5in"/>
          <style:tab-stop style:position="3.25in" style:type="center"/>
          <style:tab-stop style:position="6.5in" style:type="right"/>
        </style:tab-stops>
      </style:paragraph-properties>
    </style:style>
    <style:style style:name="P2" style:family="paragraph" style:parent-style-name="Footer">
      <style:paragraph-properties>
        <style:tab-stops>
          <style:tab-stop style:position="0.1252in"/>
          <style:tab-stop style:position="0.25in"/>
          <style:tab-stop style:position="0.5in"/>
          <style:tab-stop style:position="3.25in" style:type="center"/>
          <style:tab-stop style:position="6.5in" style:type="right"/>
        </style:tab-stops>
      </style:paragraph-properties>
    </style:style>
    <style:style style:name="P3" style:family="paragraph" style:parent-style-name="Heading_20_2">
      <style:paragraph-properties fo:margin-top="0.1665in" fo:margin-bottom="0.0835in" style:contextual-spacing="false" fo:keep-with-next="always"/>
    </style:style>
    <style:style style:name="P4" style:family="paragraph" style:parent-style-name="Heading_20_2">
      <style:text-properties officeooo:rsid="0015a944" officeooo:paragraph-rsid="0015a944"/>
    </style:style>
    <style:style style:name="P5" style:family="paragraph" style:parent-style-name="Standard">
      <style:paragraph-properties fo:text-align="center" style:justify-single-word="false"/>
    </style:style>
    <style:style style:name="P6" style:family="paragraph" style:parent-style-name="Standard">
      <style:text-properties officeooo:rsid="0022f447" officeooo:paragraph-rsid="000fcfd3"/>
    </style:style>
    <style:style style:name="P7" style:family="paragraph" style:parent-style-name="Standard">
      <style:text-properties officeooo:paragraph-rsid="000fcfd3"/>
    </style:style>
    <style:style style:name="P8" style:family="paragraph" style:parent-style-name="Standard">
      <style:text-properties officeooo:rsid="000fcfd3" officeooo:paragraph-rsid="000fcfd3"/>
    </style:style>
    <style:style style:name="P9" style:family="paragraph" style:parent-style-name="Standard">
      <style:text-properties officeooo:rsid="000ffb26" officeooo:paragraph-rsid="000ffb26"/>
    </style:style>
    <style:style style:name="P10" style:family="paragraph" style:parent-style-name="Standard">
      <style:text-properties officeooo:rsid="001204c6" officeooo:paragraph-rsid="001204c6"/>
    </style:style>
    <style:style style:name="P11" style:family="paragraph" style:parent-style-name="Standard">
      <style:text-properties officeooo:paragraph-rsid="001204c6"/>
    </style:style>
    <style:style style:name="P12" style:family="paragraph" style:parent-style-name="Standard">
      <style:text-properties officeooo:rsid="00124b3c" officeooo:paragraph-rsid="00124b3c"/>
    </style:style>
    <style:style style:name="P13" style:family="paragraph" style:parent-style-name="Standard">
      <style:text-properties officeooo:rsid="00144733" officeooo:paragraph-rsid="00144733"/>
    </style:style>
    <style:style style:name="P14" style:family="paragraph" style:parent-style-name="Standard">
      <style:paragraph-properties style:writing-mode="lr-tb"/>
      <style:text-properties officeooo:rsid="00144733" officeooo:paragraph-rsid="00144733"/>
    </style:style>
    <style:style style:name="P15" style:family="paragraph" style:parent-style-name="Standard">
      <style:text-properties officeooo:rsid="0016c050" officeooo:paragraph-rsid="0016c050"/>
    </style:style>
    <style:style style:name="P16" style:family="paragraph" style:parent-style-name="Contents_20_3">
      <style:paragraph-properties>
        <style:tab-stops>
          <style:tab-stop style:position="6.4929in" style:type="right" style:leader-style="dotted" style:leader-text="."/>
        </style:tab-stops>
      </style:paragraph-properties>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font-size="16pt" style:font-size-asian="16pt"/>
    </style:style>
    <style:style style:name="P19" style:family="paragraph" style:parent-style-name="Standard">
      <style:paragraph-properties fo:text-align="center" style:justify-single-word="false"/>
      <style:text-properties fo:font-size="16pt" officeooo:rsid="0017cc9b" officeooo:paragraph-rsid="0017cc9b" style:font-size-asian="16pt"/>
    </style:style>
    <style:style style:name="P20" style:family="paragraph" style:parent-style-name="Standard">
      <style:text-properties fo:font-size="16pt" fo:font-weight="bold" style:font-size-asian="16pt" style:font-weight-asian="bold"/>
    </style:style>
    <style:style style:name="P21" style:family="paragraph" style:parent-style-name="Standard">
      <style:paragraph-properties fo:margin-top="0in" fo:margin-bottom="0in" style:contextual-spacing="false"/>
    </style:style>
    <style:style style:name="P22" style:family="paragraph" style:parent-style-name="Standard">
      <style:paragraph-properties fo:margin-left="0.25in" fo:text-indent="-0.25in" style:auto-text-indent="false"/>
    </style:style>
    <style:style style:name="P23" style:family="paragraph" style:parent-style-name="Standard">
      <style:paragraph-properties fo:margin-left="0.5in" fo:text-indent="-0.25in" style:auto-text-indent="false"/>
    </style:style>
    <style:style style:name="P24" style:family="paragraph" style:parent-style-name="Standard">
      <style:text-properties officeooo:rsid="001204c6" officeooo:paragraph-rsid="001204c6"/>
    </style:style>
    <style:style style:name="P25" style:family="paragraph" style:parent-style-name="Standard" style:list-style-name="L1">
      <style:text-properties officeooo:rsid="0015a944" officeooo:paragraph-rsid="0015a944"/>
    </style:style>
    <style:style style:name="P26" style:family="paragraph" style:parent-style-name="Standard" style:list-style-name="L1">
      <style:text-properties officeooo:rsid="0016c050" officeooo:paragraph-rsid="0016c050"/>
    </style:style>
    <style:style style:name="P27" style:family="paragraph" style:parent-style-name="Standard" style:master-page-name="Standard">
      <style:paragraph-properties fo:text-align="center" style:justify-single-word="false" style:page-number="1"/>
      <style:text-properties officeooo:rsid="0017cc9b" officeooo:paragraph-rsid="0017cc9b"/>
    </style:style>
    <style:style style:name="P28" style:family="paragraph" style:parent-style-name="Standard">
      <style:paragraph-properties fo:text-align="center" style:justify-single-word="false"/>
      <style:text-properties officeooo:rsid="0017cc9b" officeooo:paragraph-rsid="0017cc9b"/>
    </style:style>
    <style:style style:name="P29" style:family="paragraph" style:parent-style-name="Standard">
      <style:text-properties officeooo:rsid="001855a8" officeooo:paragraph-rsid="001855a8"/>
    </style:style>
    <style:style style:name="P30" style:family="paragraph" style:parent-style-name="Standard">
      <style:text-properties officeooo:rsid="00197508" officeooo:paragraph-rsid="00197508"/>
    </style:style>
    <style:style style:name="P31" style:family="paragraph" style:parent-style-name="Standard">
      <style:text-properties officeooo:rsid="00144733" officeooo:paragraph-rsid="00144733"/>
    </style:style>
    <style:style style:name="P32" style:family="paragraph" style:parent-style-name="Text_20_body" style:list-style-name="WWNum1"/>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afa5b" style:font-weight-asian="bold" style:font-weight-complex="bold"/>
    </style:style>
    <style:style style:name="T4" style:family="text">
      <style:text-properties fo:font-weight="bold" officeooo:rsid="001fe957" style:font-weight-asian="bold" style:font-weight-complex="bold"/>
    </style:style>
    <style:style style:name="T5" style:family="text">
      <style:text-properties fo:font-size="24pt" style:font-size-asian="24pt"/>
    </style:style>
    <style:style style:name="T6" style:family="text">
      <style:text-properties fo:font-size="24pt" officeooo:rsid="0017cc9b" style:font-size-asian="24pt"/>
    </style:style>
    <style:style style:name="T7" style:family="text">
      <style:text-properties fo:font-size="24pt" style:font-size-asian="24pt" style:font-size-complex="24pt"/>
    </style:style>
    <style:style style:name="T8" style:family="text">
      <style:text-properties fo:font-size="16pt" style:font-size-asian="16pt"/>
    </style:style>
    <style:style style:name="T9" style:family="text">
      <style:text-properties fo:font-size="16pt" officeooo:rsid="0017cc9b" style:font-size-asian="16pt"/>
    </style:style>
    <style:style style:name="T10" style:family="text">
      <style:text-properties fo:font-size="16pt" fo:font-weight="bold" style:font-size-asian="16pt" style:font-weight-asian="bold"/>
    </style:style>
    <style:style style:name="T11" style:family="text">
      <style:text-properties style:text-line-through-style="none" style:text-line-through-type="none"/>
    </style:style>
    <style:style style:name="T12" style:family="text">
      <style:text-properties fo:font-size="12pt" style:font-size-asian="12pt"/>
    </style:style>
    <style:style style:name="T13" style:family="text">
      <style:text-properties fo:font-size="12pt" fo:font-style="normal" style:font-size-asian="12pt" style:font-style-asian="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style:text-underline-style="solid" style:text-underline-width="auto" style:text-underline-color="font-color" style:font-style-asian="italic"/>
    </style:style>
    <style:style style:name="T17" style:family="text">
      <style:text-properties fo:font-style="italic" style:text-underline-style="solid" style:text-underline-width="auto" style:text-underline-color="font-color" fo:font-weight="bold" style:font-style-asian="italic" style:font-weight-asian="bold" style:font-weight-complex="bold"/>
    </style:style>
    <style:style style:name="T18" style:family="text">
      <style:text-properties officeooo:rsid="000ffb26"/>
    </style:style>
    <style:style style:name="T19" style:family="text">
      <style:text-properties officeooo:rsid="00113fd5"/>
    </style:style>
    <style:style style:name="T20" style:family="text">
      <style:text-properties officeooo:rsid="0016c050"/>
    </style:style>
    <style:style style:name="T21" style:family="text">
      <style:text-properties officeooo:rsid="001afa5b"/>
    </style:style>
    <style:style style:name="T22" style:family="text">
      <style:text-properties officeooo:rsid="001c8b1c"/>
    </style:style>
    <style:style style:name="T23" style:family="text">
      <style:text-properties officeooo:rsid="001fe957"/>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loext:marker-style-name="T5"><text:span text:style-name="T5">League Clicker</text:span></text:p>
      <text:p text:style-name="P18" loext:marker-style-name="T8"/>
      <text:p text:style-name="P18" loext:marker-style-name="T8"/>
      <text:p text:style-name="P18" loext:marker-style-name="T8"/>
      <text:p text:style-name="P5" loext:marker-style-name="T5"><text:span text:style-name="T5">Software Requirements Specification</text:span><text:span text:style-name="T5"/></text:p>
      <text:p text:style-name="P18" loext:marker-style-name="T8"/>
      <text:p text:style-name="P5" loext:marker-style-name="T5"><text:span text:style-name="T5">1</text:span><text:span text:style-name="T5"/></text:p>
      <text:p text:style-name="P18" loext:marker-style-name="T8"/>
      <text:p text:style-name="P5" loext:marker-style-name="T5"><text:span text:style-name="T6">12</text:span><text:span text:style-name="T5">/</text:span><text:span text:style-name="T6">Sep</text:span><text:span text:style-name="T5">/2024</text:span></text:p>
      <text:p text:style-name="P18" loext:marker-style-name="T8"/>
      <text:p text:style-name="P18" loext:marker-style-name="T8"/>
      <text:p text:style-name="P5" loext:marker-style-name="T5"><text:span text:style-name="T5">Team</text:span> <text:span text:style-name="T5">Ace</text:span><text:span text:style-name="T7">:</text:span></text:p>
      <text:p text:style-name="P18" loext:marker-style-name="T8"/>
      <text:p text:style-name="P5" loext:marker-style-name="T5"><text:span text:style-name="T5">Sanad AlArousi</text:span></text:p>
      <text:p text:style-name="P28" loext:marker-style-name="T5"><text:span text:style-name="T5">Hamza Layyas</text:span></text:p>
      <text:p text:style-name="P28" loext:marker-style-name="T5"><text:span text:style-name="T5">Abdalwahab Farhat</text:span></text:p>
      <text:p text:style-name="P28" loext:marker-style-name="T5"><text:span text:style-name="T5">Yousef Almerash</text:span></text:p>
      <text:p text:style-name="P28" loext:marker-style-name="T5"><text:span text:style-name="T5">AbuBakr Naji</text:span></text:p>
      <text:p text:style-name="P5" loext:marker-style-name="T5"><text:span text:style-name="T5">Lead Software </text:span></text:p>
      <text:p text:style-name="P18" loext:marker-style-name="T8"/>
      <text:p text:style-name="P18" loext:marker-style-name="T8"/>
      <text:p text:style-name="P18" loext:marker-style-name="T8"/>
      <text:p text:style-name="P19" loext:marker-style-name="T8"/>
      <text:p text:style-name="P19" loext:marker-style-name="T8"/>
      <text:p text:style-name="P18" loext:marker-style-name="T8"/>
      <text:p text:style-name="P5" loext:marker-style-name="T8"><text:span text:style-name="T8">Prepared for</text:span><text:span text:style-name="T8"/></text:p>
      <text:p text:style-name="P28" loext:marker-style-name="T8"><text:span text:style-name="T8">Week 3-4 Kotlin/Android Project</text:span></text:p>
      <text:p text:style-name="P5" loext:marker-style-name="T8"><text:span text:style-name="T8">Lecturer: </text:span><text:span text:style-name="T9">Taha AlAbyad</text:span></text:p>
      <text:p text:style-name="P28" loext:marker-style-name="T8"><text:span text:style-name="T8">LATI Cross App BootCamp 3</text:span></text:p>
      <text:p text:style-name="P5"><text:soft-page-break/></text:p>
      <text:p text:style-name="P21" loext:marker-style-name="T10"><text:span text:style-name="T10">Table of Conte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 loext:marker-style-name="T10"/>
          <text:p text:style-name="Contents_20_1" loext:marker-style-name="T12"><text:span text:style-name="T11">1. Introduction<text:tab/>1</text:span></text:p>
          <text:p text:style-name="Contents_20_2" loext:marker-style-name="T11"><text:span text:style-name="T11">1.1 Purpose<text:tab/>1</text:span><text:span text:style-name="T11"/></text:p>
          <text:p text:style-name="Contents_20_2" loext:marker-style-name="T11"><text:span text:style-name="T11">1.2 Scope<text:tab/>1</text:span><text:span text:style-name="T11"/></text:p>
          <text:p text:style-name="Contents_20_2" loext:marker-style-name="T12">1.3 Definitions, Acronyms, and Abbreviations<text:tab/>1<text:span text:style-name="T12"/></text:p>
          <text:p text:style-name="Contents_20_2" loext:marker-style-name="T12">1.4 References<text:tab/>1<text:span text:style-name="T12"/></text:p>
          <text:p text:style-name="Contents_20_2" loext:marker-style-name="T12">1.5 Overview<text:tab/>1<text:span text:style-name="T12"/></text:p>
          <text:p text:style-name="Contents_20_1" loext:marker-style-name="T12"><text:span text:style-name="T11">2. General Description<text:tab/>2</text:span></text:p>
          <text:p text:style-name="Contents_20_2" loext:marker-style-name="T12">2.1 Product Perspective<text:tab/>2<text:span text:style-name="T12"/></text:p>
          <text:p text:style-name="Contents_20_2" loext:marker-style-name="T12">2.2 Product Functions<text:tab/>2<text:span text:style-name="T12"/></text:p>
          <text:p text:style-name="Contents_20_2" loext:marker-style-name="T12">2.3 User Characteristics<text:tab/>2<text:span text:style-name="T12"/></text:p>
          <text:p text:style-name="Contents_20_2" loext:marker-style-name="T12">2.4 General Constraints<text:tab/>2<text:span text:style-name="T12"/></text:p>
          <text:p text:style-name="Contents_20_2" loext:marker-style-name="T12">2.5 Assumptions and Dependencies<text:tab/>2<text:span text:style-name="T12"/></text:p>
          <text:p text:style-name="Contents_20_1" loext:marker-style-name="T12"><text:span text:style-name="T11">3. Specific Requirements<text:tab/>2</text:span></text:p>
          <text:p text:style-name="Contents_20_2" loext:marker-style-name="T12">3.1 External Interface Requirements<text:tab/>3<text:span text:style-name="T12"/></text:p>
          <text:p text:style-name="P16" loext:marker-style-name="T13">3.1.1 User Interfaces<text:tab/>3<text:span text:style-name="T13"/></text:p>
          <text:p text:style-name="P16" loext:marker-style-name="T13">3.1.2 Hardware Interfaces<text:tab/>3<text:span text:style-name="T13"/></text:p>
          <text:p text:style-name="P16" loext:marker-style-name="T13">3.1.3 Software Interfaces<text:tab/>3<text:span text:style-name="T13"/></text:p>
          <text:p text:style-name="P16" loext:marker-style-name="T13">3.1.4 Communications Interfaces<text:tab/>3<text:span text:style-name="T13"/></text:p>
          <text:p text:style-name="Contents_20_2" loext:marker-style-name="T12">3.2 Functional Requirements<text:tab/>3<text:span text:style-name="T12"/></text:p>
          <text:p text:style-name="P16" loext:marker-style-name="T13">3.2.1 &lt;Functional Requirement or Feature #1&gt;<text:tab/>3<text:span text:style-name="T13"/></text:p>
          <text:p text:style-name="P16" loext:marker-style-name="T13">3.2.2 &lt;Functional Requirement or Feature #2&gt;<text:tab/>3<text:span text:style-name="T13"/></text:p>
          <text:p text:style-name="Contents_20_2" loext:marker-style-name="T12">3.3 Use Cases<text:tab/>3<text:span text:style-name="T12"/></text:p>
          <text:p text:style-name="P16" loext:marker-style-name="T13">3.3.1 Use Case #1<text:tab/>3<text:span text:style-name="T13"/></text:p>
          <text:p text:style-name="P16" loext:marker-style-name="T13">3.3.2 Use Case #2<text:tab/>3<text:span text:style-name="T13"/></text:p>
          <text:p text:style-name="Contents_20_2" loext:marker-style-name="T11"><text:span text:style-name="T11">3.4 Classes / Objects<text:tab/>3</text:span><text:span text:style-name="T11"/></text:p>
          <text:p text:style-name="P16" loext:marker-style-name="T11"><text:span text:style-name="T11">3.4.1 &lt;Class / Object #1&gt;<text:tab/>3</text:span><text:span text:style-name="T11"/></text:p>
          <text:p text:style-name="P16" loext:marker-style-name="T11"><text:span text:style-name="T11">3.4.2 &lt;Class / Object #2&gt;<text:tab/>3</text:span><text:span text:style-name="T11"/></text:p>
          <text:p text:style-name="Contents_20_2" loext:marker-style-name="T12">3.5 Non-Functional Requirements<text:tab/>4<text:span text:style-name="T12"/></text:p>
          <text:p text:style-name="P16" loext:marker-style-name="T13">3.5.1 Performance<text:tab/>4<text:span text:style-name="T13"/></text:p>
          <text:p text:style-name="P16" loext:marker-style-name="T13">3.5.2 Reliability<text:tab/>4<text:span text:style-name="T13"/></text:p>
          <text:p text:style-name="P16" loext:marker-style-name="T13">3.5.3 Availability<text:tab/>4<text:span text:style-name="T13"/></text:p>
          <text:p text:style-name="P16" loext:marker-style-name="T13">3.5.4 Security<text:tab/>4<text:span text:style-name="T13"/></text:p>
          <text:p text:style-name="P16" loext:marker-style-name="T13">3.5.5 Maintainability<text:tab/>4<text:span text:style-name="T13"/></text:p>
          <text:p text:style-name="P16" loext:marker-style-name="T13">3.5.6 Portability<text:tab/>4<text:span text:style-name="T13"/></text:p>
          <text:p text:style-name="Contents_20_2" loext:marker-style-name="T11"><text:span text:style-name="T11">3.6 Inverse Requirements<text:tab/>4</text:span><text:span text:style-name="T11"/></text:p>
          <text:p text:style-name="Contents_20_2" loext:marker-style-name="T11"><text:span text:style-name="T11">3.7 Design Constraints<text:tab/>4</text:span><text:span text:style-name="T11"/></text:p>
          <text:p text:style-name="Contents_20_2" loext:marker-style-name="T11"><text:span text:style-name="T11">3.8 Logical Database Requirements<text:tab/>4</text:span><text:span text:style-name="T11"/></text:p>
          <text:p text:style-name="Contents_20_2" loext:marker-style-name="T11"><text:span text:style-name="T11">3.9 Other Requirements<text:tab/>4</text:span><text:span text:style-name="T11"/></text:p>
          <text:p text:style-name="Contents_20_1" loext:marker-style-name="T11"><text:span text:style-name="T11">4. Analysis Models<text:tab/>4</text:span><text:span text:style-name="T11"/></text:p>
          <text:p text:style-name="Contents_20_2" loext:marker-style-name="T11"><text:span text:style-name="T11">4.1 Sequence Diagrams<text:tab/>5</text:span><text:span text:style-name="T11"/></text:p>
          <text:p text:style-name="Contents_20_2" loext:marker-style-name="T11"><text:span text:style-name="T11">4.3 Data Flow Diagrams (DFD)<text:tab/>5</text:span><text:span text:style-name="T11"/></text:p>
          <text:p text:style-name="Contents_20_2" loext:marker-style-name="T11"><text:span text:style-name="T11">4.2 State-Transition Diagrams (STD)<text:tab/>5</text:span><text:span text:style-name="T11"/></text:p>
          <text:p text:style-name="Contents_20_1" loext:marker-style-name="T11"><text:span text:style-name="T11">5. Change Management Process<text:tab/>5</text:span><text:span text:style-name="T11"/></text:p>
          <text:p text:style-name="Contents_20_1" loext:marker-style-name="T11"><text:span text:style-name="T11">A. Appendices<text:tab/>5</text:span><text:span text:style-name="T11"/></text:p>
          <text:p text:style-name="Contents_20_2" loext:marker-style-name="T11"><text:span text:style-name="T11">A.1 Appendix 1<text:tab/>5</text:span><text:span text:style-name="T11"/></text:p>
          <text:p text:style-name="Contents_20_2" loext:marker-style-name="T11"><text:span text:style-name="T11">A.2 Appendix 2<text:tab/>5</text:span><text:span text:style-name="T11"/></text:p>
        </text:index-body>
      </text:table-of-content>
      <text:h text:style-name="Heading_20_1" text:outline-level="1"><text:bookmark text:name="_GoBack"/><text:bookmark-start text:name="_Toc506459137"/><text:bookmark-start text:name="_Toc506458771"/><text:soft-page-break/>1. Introduction<text:bookmark-end text:name="_Toc506459137"/><text:bookmark-end text:name="_Toc506458771"/></text:h>
      <text:p text:style-name="P8">In the “Cross Platform Application development Boot Camp” the students learn the concepts of Front-End, Back-End alongside focusing on developing for the Android OS and utilising Flutter for cross platforming their applications. This document will contain the ‘<text:span text:style-name="T15">Purpose</text:span>’ of the Project, the ‘<text:span text:style-name="T15">Scope</text:span>’ of the development and application user-base, the ‘Acronyms &amp; Definitions’ of tools and libraries, ‘References’ to outside sources, <text:span text:style-name="T18">a General description containing the perspective of the product amongst other products in the market, the functionalities of the project, User base characteristics and constraints, wrapping up the document with a Specific Requirments of the product including the UserInterface, Hardware and Software interfaces, finally a section of functional and non-functional requirements. This document is a contracting documant that organizes the project and brings the team members, and the client to 1 page.</text:span></text:p>
      <text:p text:style-name="P7"/>
      <text:h text:style-name="Heading_20_2" text:outline-level="2"><text:bookmark-start text:name="_Toc506458772"/><text:bookmark-start text:name="_Toc506459138"/>1.1 Purpose<text:bookmark-end text:name="_Toc506458772"/><text:bookmark-end text:name="_Toc506459138"/> </text:h>
      <text:p text:style-name="P6">Addicting <text:span text:style-name="T19">clicking</text:span> game based on League of Legends Lore, aims to give the team the opportunity to practice ‘application development’ using Kotlin Compose, Figma UX, <text:span text:style-name="T18">Back-End requests</text:span> as well as other soft skills such as Project management and team collaboration. </text:p>
      <text:p text:style-name="P9">The game will have </text:p>
      <text:p text:style-name="P7"><text:span text:style-name="T14"/></text:p>
      <text:h text:style-name="Heading_20_2" text:outline-level="2"><text:bookmark-start text:name="_Toc506459139"/><text:bookmark-start text:name="_Toc506458773"/>1.2 Scope<text:bookmark-end text:name="_Toc506459139"/><text:bookmark-end text:name="_Toc506458773"/></text:h>
      <text:p text:style-name="P10">1.2.1 <text:span text:style-name="T21">software </text:span>products</text:p>
      <text:p text:style-name="P30">1.2.1.1 League champions Dectionoray</text:p>
      <text:p text:style-name="P30">1.2.1.2 League champions stats</text:p>
      <text:p text:style-name="P30">1.2.1.3 Champions Biography</text:p>
      <text:p text:style-name="P30">1.2.1.4 Champions Voice Lines</text:p>
      <text:p text:style-name="P30">1.2.1.5 </text:p>
      <text:p text:style-name="P10">1.2.2 what the <text:span text:style-name="T21">software</text:span> will not do</text:p>
      <text:p text:style-name="P29"><text:tab/>1.2.2.1 Offer a story playthrough for the lore of ruenterra</text:p>
      <text:p text:style-name="P29"><text:tab/>1.2.2.2 Allow users to add custome points to their champions</text:p>
      <text:p text:style-name="P29"><text:tab/>1.2.2.3 Offer 3D model of charecters</text:p>
      <text:p text:style-name="P29"><text:tab/>1.2.2.4 PvP</text:p>
      <text:p text:style-name="P29"><text:tab/>1.2.2.5 Give dialouges with NPCs</text:p>
      <text:p text:style-name="P29"><text:tab/>1.2.2.6 PvC</text:p>
      <text:p text:style-name="P10">1.2.3 real world application of the project</text:p>
      <text:p text:style-name="P29"><text:tab/>1.2.3.1 A passive income side project for the developers of the project when it reaches MVP</text:p>
      <text:p text:style-name="Standard"/>
      <text:p text:style-name="Standard" loext:marker-style-name="T14"><text:span text:style-name="T14">This subsection should:</text:span><text:span text:style-name="T14"/></text:p>
      <text:p text:style-name="P22" loext:marker-style-name="T14"><text:span text:style-name="T14">(1)<text:tab/> Identify the software product(s) to be produced by name; for example, Host DBMS, Report Generator, etc</text:span><text:span text:style-name="T14"/></text:p>
      <text:p text:style-name="P22" loext:marker-style-name="T14"><text:span text:style-name="T14">(2)<text:tab/>Explain what the software product(s) will, and, if necessary, will not do</text:span><text:span text:style-name="T14"/></text:p>
      <text:p text:style-name="P22" loext:marker-style-name="T14"><text:span text:style-name="T14">(3)<text:tab/>Describe the application of the software being specified. As a portion of this, it should:</text:span><text:span text:style-name="T14"/></text:p>
      <text:p text:style-name="P23" loext:marker-style-name="T14"><text:span text:style-name="T14">(a) Describe all relevant </text:span><text:span text:style-name="T16">benefits</text:span><text:span text:style-name="T14">, </text:span><text:span text:style-name="T16">objectives</text:span><text:span text:style-name="T14">, and </text:span><text:span text:style-name="T16">goals</text:span><text:span text:style-name="T14"> as </text:span><text:span text:style-name="T17">precisely as possible</text:span><text:span text:style-name="T14">. For example, to say that one goal is to provide effective reporting capabilities is not as good </text:span><text:soft-page-break/><text:span text:style-name="T14">as saying parameter-driven, user-definable reports with a 2 h turnaround and on-line entry of user parameters.</text:span></text:p>
      <text:p text:style-name="P23" loext:marker-style-name="T14"><text:span text:style-name="T14">(b) Be consistent with similar statements in higher-level specifications (for example, the System Requirement Specification) , if they exist.What is the scope of this software product.</text:span></text:p>
      <text:p text:style-name="P23" loext:marker-style-name="T14"><text:span text:style-name="T14"/></text:p>
      <text:h text:style-name="Heading_20_2" text:outline-level="2"><text:bookmark-start text:name="_Toc506459140"/><text:bookmark-start text:name="_Toc506458774"/>1.3 Definitions, Acronyms, and Abbreviations<text:bookmark-end text:name="_Toc506459140"/><text:bookmark-end text:name="_Toc506458774"/></text:h>
      <text:p text:style-name="P10">Kotlin Compose:</text:p>
      <text:p text:style-name="P10">Kotlin</text:p>
      <text:p text:style-name="P10">Andoird OS:</text:p>
      <text:p text:style-name="P10">Composables:</text:p>
      <text:p text:style-name="P10">HTTP Request:</text:p>
      <text:p text:style-name="P10">MVC:</text:p>
      <text:p text:style-name="P10">MVVI:</text:p>
      <text:p text:style-name="P10">User Experience Design:</text:p>
      <text:p text:style-name="P11"/>
      <text:p text:style-name="P11"/>
      <text:h text:style-name="Heading_20_2" text:outline-level="2"><text:bookmark-start text:name="_Toc506459141"/><text:bookmark-start text:name="_Toc506458775"/>1.4 References<text:bookmark-end text:name="_Toc506459141"/><text:bookmark-end text:name="_Toc506458775"/></text:h>
      <text:p text:style-name="P12">Links to <text:span text:style-name="T21">8 Goldern Rule of </text:span>HCI, UX Concepts, android.dev</text:p>
      <text:p text:style-name="P12"/>
      <text:p text:style-name="Standard" loext:marker-style-name="T14"><text:span text:style-name="T14">This subsection should:</text:span><text:span text:style-name="T14"/></text:p>
      <text:p text:style-name="P22" loext:marker-style-name="T14"><text:span text:style-name="T14">(1)<text:tab/>Provide a complete list of all documents referenced elsewhere in the SRS, or in a separate, specified document.</text:span><text:span text:style-name="T14"/></text:p>
      <text:p text:style-name="P22" loext:marker-style-name="T14"><text:span text:style-name="T14">(2)<text:tab/>Identify each document by title, report number - if applicable - date, and publishing organization.</text:span><text:span text:style-name="T14"/></text:p>
      <text:p text:style-name="P22" loext:marker-style-name="T14"><text:span text:style-name="T14">(3)<text:tab/>Specify the sources from which the references can be obtained. </text:span><text:span text:style-name="T14"/></text:p>
      <text:p text:style-name="Standard" loext:marker-style-name="T14"><text:span text:style-name="T14">This information may be provided by reference to an appendix or to another document.</text:span></text:p>
      <text:p text:style-name="Standard" loext:marker-style-name="T14"><text:span text:style-name="T14"/></text:p>
      <text:h text:style-name="Heading_20_1" text:outline-level="1"><text:bookmark-start text:name="_Toc506459143"/><text:bookmark-start text:name="_Toc506458777"/>2. General Description<text:bookmark-end text:name="_Toc506459143"/><text:bookmark-end text:name="_Toc506458777"/></text:h>
      <text:p text:style-name="Standard"/>
      <text:p text:style-name="Standard" loext:marker-style-name="T14"><text:span text:style-name="T14">This section of the SRS should describe the general factors that affect 'the product and its requirements. <text:s/>It should be made clear that this section does not state specific requirements; it only makes those requirements easier to understand.</text:span><text:span text:style-name="T14"/></text:p>
      <text:h text:style-name="Heading_20_2" text:outline-level="2"><text:bookmark-start text:name="_Toc506459144"/><text:bookmark-start text:name="_Toc506458778"/>2.1 Product Perspective<text:bookmark-end text:name="_Toc506459144"/><text:bookmark-end text:name="_Toc506458778"/></text:h>
      <text:p text:style-name="P13">Other competitors in the market are prod1, and other teams projects. Bla bla bla bla.</text:p>
      <text:p text:style-name="P13"/>
      <text:p text:style-name="Standard" loext:marker-style-name="T14"><text:span text:style-name="T14">This subsection of the SRS puts the product into perspective with other related products or</text:span><text:span text:style-name="T14"/></text:p>
      <text:p text:style-name="Standard" loext:marker-style-name="T14"><text:span text:style-name="T14">projects. <text:s/>(See the IEEE Guide to SRS for more details).</text:span></text:p>
      <text:p text:style-name="Standard" loext:marker-style-name="T14"><text:span text:style-name="T14"/></text:p>
      <text:p text:style-name="Standard" loext:marker-style-name="T14"><text:span text:style-name="T14"/></text:p>
      <text:h text:style-name="Heading_20_2" text:outline-level="2"><text:bookmark-start text:name="_Toc506459145"/><text:bookmark-start text:name="_Toc506458779"/><text:soft-page-break/>2.2 Product Functions<text:bookmark-end text:name="_Toc506459145"/><text:bookmark-end text:name="_Toc506458779"/></text:h>
      <text:p text:style-name="P13">2.2.1 FR #1 summary<text:line-break/>2.2.2 FR #2 summary</text:p>
      <text:p text:style-name="P14">2.2.3 FR #3 Summary</text:p>
      <text:p text:style-name="Text_20_body">This subsection of the SRS should provide a summary of the functions that the software will perform. </text:p>
      <text:h text:style-name="Heading_20_2" text:outline-level="2"><text:bookmark-start text:name="_Toc506459146"/><text:bookmark-start text:name="_Toc506458780"/>2.3 User Characteristics<text:bookmark-end text:name="_Toc506459146"/><text:bookmark-end text:name="_Toc506458780"/></text:h>
      <text:p text:style-name="P13">2.3.1 <text:span text:style-name="T3">User Base 1:</text:span><text:span text:style-name="T2"> </text:span><text:span text:style-name="T3">everyday screen addicts</text:span><text:span text:style-name="T2">:</text:span></text:p>
      <text:p text:style-name="P13"><text:tab/>2.3.1.1 <text:span text:style-name="T3">The need for constant stimulation from the screen</text:span><text:span text:style-name="T21">, this attracts them to software's <text:tab/><text:tab/>that offer recurring and infinite, non bound of time features and gameplays, making our game <text:tab/><text:tab/>a viable business model that will attract the everyday screen addict</text:span></text:p>
      <text:p text:style-name="P13"><text:tab/>2.3.1.2 <text:span text:style-name="T3">The excess free time they have</text:span><text:span text:style-name="T21">, </text:span><text:span text:style-name="T22">this makes activities that hold big blocks of time very <text:tab/><text:tab/>important for the user-base day in and day out, the users with this characteristics will look <text:tab/><text:tab/>forward to the mind and time taking activity that requires no physical input.</text:span></text:p>
      <text:p text:style-name="P13">2.3.2 <text:span text:style-name="T3">User Base</text:span><text:span text:style-name="T2"> 2: </text:span><text:span text:style-name="T3">LoL regular players:</text:span></text:p>
      <text:p text:style-name="P13"><text:tab/>2.3.2.1 <text:span text:style-name="T4">Their need for an offline ChampionDex</text:span><text:span text:style-name="T23"> that can guide them in their gaming journey, <text:tab/><text:tab/>giving the software the feasibilty of regueler usage which can be later implemented into a <text:tab/><text:tab/>business model.</text:span></text:p>
      <text:p text:style-name="P13"/>
      <text:p text:style-name="Text_20_body">This subsection of the SRS should describe those general characteristics of the eventual users of the product that will affect the specific requirements. <text:s/>(See the IEEE Guide to SRS for more details).</text:p>
      <text:h text:style-name="Heading_20_2" text:outline-level="2"><text:bookmark-start text:name="_Toc506459147"/><text:bookmark-start text:name="_Toc506458781"/>2.4 General Constraints<text:bookmark-end text:name="_Toc506459147"/><text:bookmark-end text:name="_Toc506458781"/></text:h>
      <text:p text:style-name="P13">2.4.1 Time Constraint</text:p>
      <text:p text:style-name="P13">2.4.2 Workspace Constraint</text:p>
      <text:p text:style-name="P13">2.4.3 Struggle of power</text:p>
      <text:p text:style-name="P13"/>
      <text:p text:style-name="Standard" loext:marker-style-name="T14"><text:span text:style-name="T14">This subsection of the SRS should provide a general description of any other items that will</text:span><text:span text:style-name="T14"/></text:p>
      <text:p text:style-name="Standard" loext:marker-style-name="T14"><text:span text:style-name="T14">limit the developer’s options for designing the system. (See the IEEE Guide to SRS for a partial list of possible general constraints).</text:span><text:span text:style-name="T14"/></text:p>
      <text:h text:style-name="P4" text:outline-level="2"/>
      <text:h text:style-name="Heading_20_2" text:outline-level="2"/>
      <text:h text:style-name="Heading_20_2" text:outline-level="2"><text:bookmark-start text:name="_Toc506459148"/><text:bookmark-start text:name="_Toc506458782"/>2.5 Assumptions and Dependencies<text:bookmark-end text:name="_Toc506459148"/><text:bookmark-end text:name="_Toc506458782"/></text:h>
      <text:list text:style-name="L1">
        <text:list-header>
          <text:p text:style-name="P25">2.5.1 Assuming time schaduel is enough for the whole idea</text:p>
          <text:p text:style-name="P25">2.5.2 Time is dependepnt on the availabilty of the team members to finish their tasks</text:p>
          <text:p text:style-name="P25">2.5.3 some team members have logistical complications travelling and communicating with other members, whilst other<text:span text:style-name="T20">s</text:span> have <text:span text:style-name="T20">a school work and graduation project, this puts risk on their tasks, as all tasks are part of the critical path and their backlog of tasks can hinder the project delivery and closur, nevertheless the projects quality.</text:span></text:p>
          <text:p text:style-name="P26"><text:soft-page-break/>2.5.4 belemyorum</text:p>
        </text:list-header>
      </text:list>
      <text:p text:style-name="P15"/>
      <text:p text:style-name="P15"/>
      <text:p text:style-name="Text_20_body">This subsection of the SRS should list each of the factors that affect the requirements stated in the SRS. These factors are not design constraints on the software but are, rather, any changes to them that can affect the requirements in the SRS. For example, an assumption might be that a specific operating system will be available on the hardware designated for the software product. If, in fact, the operating system is not available, the SRS would then have to change accordingly.</text:p>
      <text:h text:style-name="Heading_20_1" text:outline-level="1"><text:bookmark-start text:name="_Toc506458783"/><text:bookmark-start text:name="_Toc506459149"/>3. Specific Requirements<text:bookmark-end text:name="_Toc506458783"/><text:bookmark-end text:name="_Toc506459149"/></text:h>
      <text:p text:style-name="Text_20_body">This will be the largest and most important section of the SRS. <text:s/>The customer requirements will be embodied within Section 2, but this section will give the D-requirements that are used to guide the project’s software design, implementation, and testing.</text:p>
      <text:p text:style-name="Text_20_body"/>
      <text:p text:style-name="Text_20_body">Each requirement in this section should be:</text:p>
      <text:list text:style-name="WWNum1">
        <text:list-item>
          <text:p text:style-name="P32">Correct</text:p>
        </text:list-item>
        <text:list-item>
          <text:p text:style-name="P32">Traceable (both forward and backward to prior/future artifacts)</text:p>
        </text:list-item>
        <text:list-item>
          <text:p text:style-name="P32">Unambiguous</text:p>
        </text:list-item>
        <text:list-item>
          <text:p text:style-name="P32">Verifiable (i.e., testable)</text:p>
        </text:list-item>
        <text:list-item>
          <text:p text:style-name="P32">Prioritized (with respect to importance and/or stability)</text:p>
        </text:list-item>
        <text:list-item>
          <text:p text:style-name="P32">Complete</text:p>
        </text:list-item>
        <text:list-item>
          <text:p text:style-name="P32">Consistent</text:p>
        </text:list-item>
        <text:list-item>
          <text:p text:style-name="P32">Uniquely identifiable (usually via numbering like 3.4.5.6)</text:p>
        </text:list-item>
      </text:list>
      <text:p text:style-name="Text_20_body"/>
      <text:p text:style-name="Text_20_body">Attention should be paid to the carefuly organize the requirements presented in this section so that they may easily accessed and understood. <text:s/>Furthermore, this SRS is not the software design document, therefore one should avoid the tendency to over-constrain (and therefore design) the software project within this SRS.</text:p>
      <text:h text:style-name="Heading_20_2" text:outline-level="2"><text:bookmark-start text:name="_Toc506458784"/><text:bookmark-start text:name="_Toc506459150"/>3.1 External Interface Requirements<text:bookmark-end text:name="_Toc506458784"/><text:bookmark-end text:name="_Toc506459150"/></text:h>
      <text:h text:style-name="Heading_20_3" text:outline-level="3"><text:bookmark-start text:name="_Toc506458785"/><text:bookmark-start text:name="_Toc506459151"/>3.1.1 User Interfaces<text:bookmark-end text:name="_Toc506458785"/><text:bookmark-end text:name="_Toc506459151"/></text:h>
      <text:h text:style-name="Heading_20_3" text:outline-level="3"><text:bookmark-start text:name="_Toc506458786"/><text:bookmark-start text:name="_Toc506459152"/>3.1.2 Hardware Interfaces<text:bookmark-end text:name="_Toc506458786"/><text:bookmark-end text:name="_Toc506459152"/></text:h>
      <text:h text:style-name="Heading_20_3" text:outline-level="3"><text:bookmark-start text:name="_Toc506458787"/><text:bookmark-start text:name="_Toc506459153"/>3.1.3 Software Interfaces<text:bookmark-end text:name="_Toc506458787"/><text:bookmark-end text:name="_Toc506459153"/></text:h>
      <text:h text:style-name="Heading_20_3" text:outline-level="3"><text:bookmark-start text:name="_Toc506458788"/><text:bookmark-start text:name="_Toc506459154"/>3.1.4 Communications Interfaces<text:bookmark-end text:name="_Toc506458788"/><text:bookmark-end text:name="_Toc506459154"/></text:h>
      <text:h text:style-name="Heading_20_2" text:outline-level="2"><text:bookmark-start text:name="_Toc506458789"/><text:bookmark-start text:name="_Toc506459155"/>3.2 Functional Requirements<text:bookmark-end text:name="_Toc506458789"/><text:bookmark-end text:name="_Toc506459155"/></text:h>
      <text:p text:style-name="Text_20_body">This section describes specific features of the software project. <text:s/>If desired, some requirements may be specified in the use-case format and listed in the Use Cases Section.</text:p>
      <text:h text:style-name="Heading_20_3" text:outline-level="3"><text:bookmark-start text:name="_Toc506458790"/><text:bookmark-start text:name="_Toc506459156"/>3.2.1 &lt;Functional Requirement or Feature #1&gt;<text:bookmark-end text:name="_Toc506458790"/><text:bookmark-end text:name="_Toc506459156"/></text:h>
      <text:p text:style-name="Standard">3.2.1.1 Introduction</text:p>
      <text:p text:style-name="Standard">3.2.1.2 Inputs</text:p>
      <text:p text:style-name="Standard">3.2.1.3 Processing</text:p>
      <text:p text:style-name="Standard"><text:soft-page-break/>3.2.1.4 Outputs</text:p>
      <text:p text:style-name="Standard">3.2.1.5 Error Handling</text:p>
      <text:h text:style-name="Heading_20_3" text:outline-level="3"><text:bookmark-start text:name="_Toc506458791"/><text:bookmark-start text:name="_Toc506459157"/>3.2.2 &lt;Functional Requirement or Feature #2&gt;<text:bookmark-end text:name="_Toc506458791"/><text:bookmark-end text:name="_Toc506459157"/></text:h>
      <text:p text:style-name="Standard">…</text:p>
      <text:h text:style-name="Heading_20_2" text:outline-level="2"><text:bookmark-start text:name="_Toc506458792"/><text:bookmark-start text:name="_Toc506459158"/>3.3 Use Cases<text:bookmark-end text:name="_Toc506458792"/><text:bookmark-end text:name="_Toc506459158"/></text:h>
      <text:h text:style-name="Heading_20_3" text:outline-level="3"><text:bookmark-start text:name="_Toc506458793"/><text:bookmark-start text:name="_Toc506459159"/>3.3.1 Use Case #1<text:bookmark-end text:name="_Toc506458793"/><text:bookmark-end text:name="_Toc506459159"/></text:h>
      <text:h text:style-name="Heading_20_3" text:outline-level="3"><text:bookmark-start text:name="_Toc506458794"/><text:bookmark-start text:name="_Toc506459160"/>3.3.2 Use Case #2<text:bookmark-end text:name="_Toc506458794"/><text:bookmark-end text:name="_Toc506459160"/></text:h>
      <text:p text:style-name="Standard">…</text:p>
      <text:p text:style-name="Standard">…</text:p>
      <text:h text:style-name="Heading_20_2" text:outline-level="2"><text:bookmark-start text:name="_Toc506458798"/><text:bookmark-start text:name="_Toc506459164"/>3.5 Non-Functional Requirements<text:bookmark-end text:name="_Toc506458798"/><text:bookmark-end text:name="_Toc506459164"/></text:h>
      <text:p text:style-name="Text_20_body">Non-functional requirements may exist for the following attributes. <text:s/>Often these requirements must be achieved at a system-wide level rather than at a unit level. <text:s/>State the requirements in the following sections in measurable terms (e.g., 95% of transaction shall be processed in less than a second, system downtime may not exceed 1 minute per day, &gt; 30 day MTBF value, etc). </text:p>
      <text:h text:style-name="Heading_20_3" text:outline-level="3"><text:bookmark-start text:name="_Toc506458799"/><text:bookmark-start text:name="_Toc506459165"/>3.5.1 Performance<text:bookmark-end text:name="_Toc506458799"/><text:bookmark-end text:name="_Toc506459165"/></text:h>
      <text:h text:style-name="Heading_20_3" text:outline-level="3"><text:bookmark-start text:name="_Toc506458800"/><text:bookmark-start text:name="_Toc506459166"/>3.5.2 Reliability<text:bookmark-end text:name="_Toc506458800"/><text:bookmark-end text:name="_Toc506459166"/></text:h>
      <text:h text:style-name="Heading_20_3" text:outline-level="3"><text:bookmark-start text:name="_Toc506458801"/><text:bookmark-start text:name="_Toc506459167"/>3.5.3 Availability<text:bookmark-end text:name="_Toc506458801"/><text:bookmark-end text:name="_Toc506459167"/></text:h>
      <text:h text:style-name="Heading_20_3" text:outline-level="3"><text:bookmark-start text:name="_Toc506458802"/><text:bookmark-start text:name="_Toc506459168"/>3.5.4 Security<text:bookmark-end text:name="_Toc506458802"/><text:bookmark-end text:name="_Toc506459168"/></text:h>
      <text:h text:style-name="Heading_20_3" text:outline-level="3"><text:bookmark-start text:name="_Toc506458803"/><text:bookmark-start text:name="_Toc506459169"/>3.5.5 Maintainability<text:bookmark-end text:name="_Toc506458803"/><text:bookmark-end text:name="_Toc506459169"/></text:h>
      <text:h text:style-name="Heading_20_3" text:outline-level="3"><text:bookmark-start text:name="_Toc506458804"/><text:bookmark-start text:name="_Toc506459170"/>3.5.6 Portability<text:bookmark-end text:name="_Toc506458804"/><text:bookmark-end text:name="_Toc506459170"/></text:h>
      <text:h text:style-name="P3"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svg:font-family="Times" style:font-family-generic="roman" style:font-pitch="variable"/>
    <style:font-face style:name="Times New Roman"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fo:font-size="10pt" fo:language="en" fo:country="US" style:letter-kerning="false" style:font-name-asian="Times1"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fo:font-size="10pt" fo:language="en" fo:country="US" style:letter-kerning="false" style:font-name-asian="Times1" style:font-size-asian="10pt" style:language-asian="en" style:country-asian="US"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ab-stops>
          <style:tab-stop style:position="0.1252in"/>
          <style:tab-stop style:position="0.25in"/>
          <style:tab-stop style:position="0.5in"/>
        </style:tab-stops>
      </style:paragraph-properties>
      <style:text-properties style:use-window-font-color="true" loext:opacity="0%" style:font-name="Times" fo:font-family="Times" style:font-family-generic="roman" style:font-pitch="variable" fo:font-size="12pt" fo:language="en" fo:country="US" style:letter-kerning="false" style:font-name-asian="Times1" style:font-family-asian="Times"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fo:font-style="italic" style:font-style-asian="italic"/>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0835in" style:contextual-spacing="false" fo:keep-with-next="always"/>
      <style:text-properties fo:font-size="16pt" fo:font-weight="bold" style:font-size-asian="16pt" style:font-weight-asian="bold"/>
    </style:style>
    <style:style style:name="Heading_20_2" style:display-name="Heading 2" style:family="paragraph" style:parent-style-name="Standard" style:next-style-name="Standard" style:default-outline-level="2" style:list-style-name="" style:class="text">
      <style:paragraph-properties fo:margin-top="0.1665in" fo:margin-bottom="0.0835in" style:contextual-spacing="fals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list-style-name="" style:class="text">
      <style:paragraph-properties fo:margin-top="0.0835in" fo:margin-bottom="0.0417in" style:contextual-spacing="false" fo:keep-with-next="always"/>
      <style:text-properties fo:font-weight="bold" style:font-weight-asian="bold"/>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auto-update="true" style:class="index">
      <style:paragraph-properties fo:margin-top="0.0835in" fo:margin-bottom="0.0835in" style:contextual-spacing="false">
        <style:tab-stops>
          <style:tab-stop style:position="6.4929in" style:type="right" style:leader-style="dotted" style:leader-text="."/>
        </style:tab-stops>
      </style:paragraph-properties>
      <style:text-properties fo:text-transform="uppercase" style:text-line-through-style="solid" style:text-line-through-type="single" fo:font-size="10pt" fo:font-weight="bold" style:font-size-asian="10pt" style:font-weight-asian="bold"/>
    </style:style>
    <style:style style:name="Contents_20_2" style:display-name="Contents 2" style:family="paragraph" style:parent-style-name="Standard" style:next-style-name="Standard" style:auto-update="true" style:class="index">
      <style:paragraph-properties fo:margin-left="0.1665in" fo:text-indent="0in" style:auto-text-indent="false">
        <style:tab-stops>
          <style:tab-stop style:position="6.4929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auto-update="true" style:class="index">
      <style:paragraph-properties fo:margin-left="0.3335in" fo:text-indent="0in" style:auto-text-indent="false">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auto-update="true" style:class="index">
      <style:paragraph-properties fo:margin-left="0.5in" fo:text-indent="0in" style:auto-text-indent="false">
        <style:tab-stops/>
      </style:paragraph-properties>
      <style:text-properties fo:font-size="9pt" style:font-size-asian="9pt"/>
    </style:style>
    <style:style style:name="Contents_20_5" style:display-name="Contents 5" style:family="paragraph" style:parent-style-name="Standard" style:next-style-name="Standard" style:auto-update="true" style:class="index">
      <style:paragraph-properties fo:margin-left="0.6665in" fo:text-indent="0in" style:auto-text-indent="false">
        <style:tab-stops/>
      </style:paragraph-properties>
      <style:text-properties fo:font-size="9pt" style:font-size-asian="9pt"/>
    </style:style>
    <style:style style:name="Contents_20_6" style:display-name="Contents 6" style:family="paragraph" style:parent-style-name="Standard" style:next-style-name="Standard" style:auto-update="true" style:class="index">
      <style:paragraph-properties fo:margin-left="0.8335in" fo:text-indent="0in" style:auto-text-indent="false">
        <style:tab-stops/>
      </style:paragraph-properties>
      <style:text-properties fo:font-size="9pt" style:font-size-asian="9pt"/>
    </style:style>
    <style:style style:name="Contents_20_7" style:display-name="Contents 7" style:family="paragraph" style:parent-style-name="Standard" style:next-style-name="Standard" style:auto-update="true" style:class="index">
      <style:paragraph-properties fo:margin-left="1in" fo:text-indent="0in" style:auto-text-indent="false">
        <style:tab-stops/>
      </style:paragraph-properties>
      <style:text-properties fo:font-size="9pt" style:font-size-asian="9pt"/>
    </style:style>
    <style:style style:name="Contents_20_8" style:display-name="Contents 8" style:family="paragraph" style:parent-style-name="Standard" style:next-style-name="Standard" style:auto-update="true" style:class="index">
      <style:paragraph-properties fo:margin-left="1.1665in" fo:text-indent="0in" style:auto-text-indent="false">
        <style:tab-stops/>
      </style:paragraph-properties>
      <style:text-properties fo:font-size="9pt" style:font-size-asian="9pt"/>
    </style:style>
    <style:style style:name="Contents_20_9" style:display-name="Contents 9" style:family="paragraph" style:parent-style-name="Standard" style:next-style-name="Standard" style:auto-update="true" style:class="index">
      <style:paragraph-properties fo:margin-left="1.3335in" fo:text-indent="0in" style:auto-text-indent="false">
        <style:tab-stops/>
      </style:paragraph-properties>
      <style:text-properties fo:font-size="9pt" style:font-size-asian="9pt"/>
    </style:style>
    <style:style style:name="Title" style:family="paragraph" style:parent-style-name="Standard" style:class="chapter">
      <style:paragraph-properties fo:text-align="center" style:justify-single-word="false"/>
      <style:text-properties fo:font-size="16pt" fo:font-weight="bold" style:font-size-asian="16pt" style:font-weight-asian="bold"/>
    </style:style>
    <style:style style:name="Default_20_Paragraph_20_Font" style:display-name="Default Paragraph Font" style:family="text"/>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نسق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style:tab-stops>
          <style:tab-stop style:position="0.1252in"/>
          <style:tab-stop style:position="0.25in"/>
          <style:tab-stop style:position="0.5in"/>
          <style:tab-stop style:position="3.25in" style:type="center"/>
          <style:tab-stop style:position="6.5in" style:type="right"/>
        </style:tab-stops>
      </style:paragraph-properties>
    </style:style>
    <style:style style:name="MP2" style:family="paragraph" style:parent-style-name="Footer">
      <style:paragraph-properties>
        <style:tab-stops>
          <style:tab-stop style:position="0.1252in"/>
          <style:tab-stop style:position="0.25in"/>
          <style:tab-stop style:position="0.5in"/>
          <style:tab-stop style:position="3.25in" style:type="center"/>
          <style:tab-stop style:position="6.5in" style:type="right"/>
        </style:tab-stops>
      </style:paragraph-properties>
    </style:style>
    <style:page-layout style:name="Mpm1">
      <style:page-layout-properties fo:page-width="8.5in" fo:page-height="11in" style:num-format="i" style:print-orientation="portrait" fo:margin-top="0.5in" fo:margin-bottom="0.5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tab/></text:p>
      </style:header>
      <style:footer>
        <text:p text:style-name="MP2"/>
      </style:footer>
    </style:master-page>
    <style:master-page style:name="Converted1" style:page-layout-name="Mpm2" draw:style-name="Mdp1">
      <style:header>
        <text:p text:style-name="MP1"><text:tab/><text:tab/>&lt;Project Name&gt;</text:p>
      </style:header>
      <style:footer>
        <text:p text:style-name="MP2">Software Requirements Specification<text:tab/><text:tab/>Page <text:span text:style-name="Page_20_Number"><text:page-number text:select-page="current">7</text:page-number></text:span><text:tab/><text:tab/></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18:00</meta:creation-date>
    <meta:initial-creator>David McKinnon</meta:initial-creator>
    <dc:language>en-US</dc:language>
    <meta:print-date>2024-02-27T08:34:16</meta:print-date>
    <dc:date>2024-09-16T22:07:25.353000000</dc:date>
    <meta:editing-cycles>6</meta:editing-cycles>
    <dc:title>Software Requirements Specification Template</dc:title>
    <meta:editing-duration>P2DT12H21M37S</meta:editing-duration>
    <meta:generator>LibreOffice/24.2.4.2$Windows_X86_64 LibreOffice_project/51a6219feb6075d9a4c46691dcfe0cd9c4fff3c2</meta:generator>
    <meta:document-statistic meta:table-count="0" meta:image-count="0" meta:object-count="0" meta:page-count="7" meta:paragraph-count="177" meta:word-count="1513" meta:character-count="9657" meta:non-whitespace-character-count="8282"/>
    <meta:user-defined meta:name="AppVersion">15.0000</meta:user-defined>
    <meta:user-defined meta:name="Company">By DR.Ahmed Saker 2O11 - 2O12</meta:user-defined>
    <meta:template xlink:type="simple" xlink:actuate="onRequest" xlink:title="Normal" xlink:href=""/>
  </office:meta>
</office:document-meta>
</file>